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cm" fo:min-width="0cm" draw:shadow-offset-x="0.203cm" draw:shadow-offset-y="0.203cm" draw:shadow-opacity="50%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6.604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604cm" svg:x="8.11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604cm" svg:x="1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6.604cm" svg:x="8.112cm" svg:y="7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0.381cm" svg:height="0.508cm" svg:x="6.337cm" svg:y="1.73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3" draw:layer="measurelines" svg:width="2.335cm" svg:height="0.962cm" svg:x="1.205cm" svg:y="1.254cm">
          <draw:text-box>
            <text:p>Step 1</text:p>
          </draw:text-box>
        </draw:frame>
        <draw:frame draw:style-name="gr3" draw:layer="measurelines" svg:width="2.335cm" svg:height="0.962cm" svg:x="8.366cm" svg:y="1.254cm">
          <draw:text-box>
            <text:p>Step 2</text:p>
          </draw:text-box>
        </draw:frame>
        <draw:frame draw:style-name="gr3" draw:layer="measurelines" svg:width="2.335cm" svg:height="0.962cm" svg:x="1.205cm" svg:y="8.166cm">
          <draw:text-box>
            <text:p>Step 3</text:p>
          </draw:text-box>
        </draw:frame>
        <draw:frame draw:style-name="gr3" draw:layer="measurelines" svg:width="2.335cm" svg:height="0.962cm" svg:x="8.444cm" svg:y="8.239cm">
          <draw:text-box>
            <text:p>Step 4</text:p>
          </draw:text-box>
        </draw:frame>
        <draw:custom-shape draw:style-name="gr4" draw:text-style-name="P1" draw:layer="measurelines" svg:width="0.254cm" svg:height="0.254cm" svg:x="1.508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2.397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254cm" svg:height="0.254cm" svg:x="1.76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1.889cm" svg:y="7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254cm" svg:height="0.254cm" svg:x="2.651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8.6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8.874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8.493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9.255cm" svg:y="6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254cm" svg:height="0.254cm" svg:x="9.763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3.413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3.921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3.667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4.302cm" svg:y="12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254cm" svg:height="0.254cm" svg:x="4.556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12.811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14.081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13.573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measurelines" svg:width="0.254cm" svg:height="0.254cm" svg:x="12.811cm" svg:y="8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measurelines" svg:width="0.254cm" svg:height="0.254cm" svg:x="13.7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381cm" svg:height="0.508cm" svg:x="13.573cm" svg:y="1.6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measurelines" svg:width="0.381cm" svg:height="0.508cm" svg:x="6.334cm" svg:y="8.8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measurelines" svg:width="0.381cm" svg:height="0.508cm" svg:x="13.319cm" svg:y="8.7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1" draw:layer="measurelines" svg:x1="4.048cm" svg:y1="11.16cm" svg:x2="5.064cm" svg:y2="10.017cm">
          <text:p/>
        </draw:line>
        <draw:line draw:style-name="gr5" draw:text-style-name="P1" draw:layer="measurelines" svg:x1="4.937cm" svg:y1="11.922cm" svg:x2="6.08cm" svg:y2="10.652cm">
          <text:p/>
        </draw:line>
        <draw:line draw:style-name="gr5" draw:text-style-name="P1" draw:layer="measurelines" svg:x1="4.683cm" svg:y1="11.414cm" svg:x2="5.699cm" svg:y2="10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.57cm" fo:page-height="15.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28T15:11:20</meta:creation-date>
    <dc:date>2013-11-28T15:26:27</dc:date>
    <dc:creator>falense </dc:creator>
    <meta:editing-duration>PT3M28S</meta:editing-duration>
    <meta:editing-cycles>2</meta:editing-cycles>
    <meta:generator>LibreOffice/4.0.2.2$Linux_X86_64 LibreOffice_project/400m0$Build-2</meta:generator>
    <meta:document-statistic meta:object-count="35"/>
  </office:meta>
</office:document-meta>
</file>